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58.29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1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Condition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Condition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combinedComplicatedTerm() 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 table:number-rows-repeated="9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else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whileStatement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two_function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rrayUsage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lltogether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6:23:52.1943830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6:46:44.849551829</dc:date>
    <meta:editing-duration>PT2H30M11S</meta:editing-duration>
    <meta:editing-cycles>38</meta:editing-cycles>
    <meta:generator>LibreOffice/5.1.6.2$Linux_X86_64 LibreOffice_project/10m0$Build-2</meta:generator>
    <meta:document-statistic meta:table-count="2" meta:cell-count="627" meta:object-count="0"/>
  </office:meta>
</office:document-meta>
</file>